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0a10d89" officeooo:paragraph-rsid="00dd05d0"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09cf9f6" officeooo:paragraph-rsid="00f060c8" fo:background-color="transparent"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007c95" officeooo:paragraph-rsid="01007c95" fo:background-color="transparent" style:font-name-asian="Nimbus Mono L" style:font-size-asian="13pt" style:font-style-asian="normal" style:font-name-complex="Liberation Mono" style:font-size-complex="13pt" style:font-style-complex="normal"/>
    </style:style>
    <style:style style:name="P5" style:family="paragraph" style:parent-style-name="Preformatted_20_Text">
      <style:paragraph-properties fo:text-align="center" style:justify-single-word="false"/>
      <style:text-properties officeooo:paragraph-rsid="00083d4b"/>
    </style:style>
    <style:style style:name="P6"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system-ui" fo:font-size="11pt" fo:letter-spacing="normal" fo:font-style="italic" style:text-underline-style="none" fo:font-weight="normal" officeooo:rsid="00083d4b" officeooo:paragraph-rsid="00815903" style:font-name-asian="Nimbus Mono L" style:font-size-asian="11pt" style:font-style-asian="italic" style:font-weight-asian="bold" style:font-name-complex="Liberation Mono" style:font-size-complex="11pt" style:font-style-complex="italic" style:font-weight-complex="bold"/>
    </style:style>
    <style:style style:name="P7"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fo:font-variant="normal" fo:text-transform="none" fo:color="#202020" loext:opacity="100%" style:font-name="apple-system" fo:font-size="10.5pt" fo:letter-spacing="normal" fo:font-style="normal" style:text-underline-style="none" fo:font-weight="bold" officeooo:rsid="00fd4a27" officeooo:paragraph-rsid="00fd4a27" style:font-name-asian="Nimbus Mono L" style:font-size-asian="12pt" style:font-style-asian="italic" style:font-weight-asian="bold" style:font-name-complex="Liberation Mono" style:font-size-complex="12pt" style:font-style-complex="italic" style:font-weight-complex="bold"/>
    </style:style>
    <style:style style:name="P8" style:family="paragraph" style:parent-style-name="Preformatted_20_Text" style:master-page-name="">
      <style:paragraph-properties style:page-number="auto"/>
      <style:text-properties style:font-name="Liberation Serif" fo:font-size="13pt" fo:font-style="normal" style:text-underline-style="none" fo:font-weight="bold" officeooo:rsid="00083d4b" officeooo:paragraph-rsid="0045ab15" style:font-size-asian="13pt" style:font-style-asian="normal" style:font-weight-asian="bold" style:font-size-complex="13pt" style:font-style-complex="normal" style:font-weight-complex="bold"/>
    </style:style>
    <style:style style:name="P9"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0" style:family="paragraph" style:parent-style-name="Preformatted_20_Text">
      <style:text-properties style:font-name="Liberation Serif" fo:font-size="13pt" fo:font-style="normal" style:text-underline-style="none" fo:font-weight="bold" officeooo:rsid="00083d4b" officeooo:paragraph-rsid="003b3a05" style:font-name-asian="Nimbus Mono L" style:font-size-asian="13pt" style:font-style-asian="normal" style:font-weight-asian="bold" style:font-name-complex="Liberation Mono" style:font-size-complex="13pt" style:font-style-complex="normal" style:font-weight-complex="bold"/>
    </style:style>
    <style:style style:name="P11" style:family="paragraph" style:parent-style-name="Preformatted_20_Text">
      <style:text-properties fo:font-size="13pt" officeooo:paragraph-rsid="00f85168" style:font-size-asian="13pt" style:font-size-complex="13pt"/>
    </style:style>
    <style:style style:name="P12" style:family="paragraph" style:parent-style-name="Preformatted_20_Text">
      <style:text-properties fo:font-size="13pt" officeooo:paragraph-rsid="00f060c8" style:font-size-asian="13pt" style:font-size-complex="13pt"/>
    </style:style>
    <style:style style:name="P13" style:family="paragraph" style:parent-style-name="Preformatted_20_Text">
      <style:text-properties fo:font-size="13pt" officeooo:paragraph-rsid="00b05fed" style:font-size-asian="13pt" style:font-size-complex="13pt"/>
    </style:style>
    <style:style style:name="P14" style:family="paragraph" style:parent-style-name="Preformatted_20_Text">
      <style:text-properties fo:font-size="13pt" officeooo:paragraph-rsid="01060130" style:font-size-asian="13pt" style:font-size-complex="13pt"/>
    </style:style>
    <style:style style:name="P15" style:family="paragraph" style:parent-style-name="Preformatted_20_Text">
      <style:text-properties style:font-name="Liberation Sans" fo:font-size="13pt" fo:font-style="normal" style:text-underline-style="none" officeooo:rsid="00ff8d45" officeooo:paragraph-rsid="01030806"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ans" fo:font-size="13pt" fo:font-style="normal" style:text-underline-style="none" officeooo:rsid="00e97b35" officeooo:paragraph-rsid="00f060c8"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ans" fo:font-size="13pt" fo:font-style="normal" style:text-underline-style="none" officeooo:rsid="010b3a7c" officeooo:paragraph-rsid="010b3a7c"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fo:font-size="13pt" officeooo:paragraph-rsid="01030806" style:font-size-asian="13pt" style:font-size-complex="13pt"/>
    </style:style>
    <style:style style:name="P19"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system-ui" fo:font-size="11pt" fo:letter-spacing="normal" fo:font-style="italic" style:text-underline-style="none" fo:font-weight="normal" officeooo:rsid="00083d4b" officeooo:paragraph-rsid="00f681ff" style:font-name-asian="Nimbus Mono L" style:font-size-asian="11pt" style:font-style-asian="italic" style:font-weight-asian="bold" style:font-name-complex="Liberation Mono" style:font-size-complex="11pt" style:font-style-complex="italic" style:font-weight-complex="bold"/>
    </style:style>
    <style:style style:name="P20"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system-ui" fo:font-size="11pt" fo:letter-spacing="normal" fo:font-style="italic" style:text-underline-style="none" fo:font-weight="normal" officeooo:rsid="00083d4b" officeooo:paragraph-rsid="010944be" style:font-name-asian="Nimbus Mono L" style:font-size-asian="11pt" style:font-style-asian="italic" style:font-weight-asian="bold" style:font-name-complex="Liberation Mono" style:font-size-complex="11pt" style:font-style-complex="italic" style:font-weight-complex="bold"/>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0a7a091"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0f26854"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0944be" style:font-name-asian="Nimbus Mono L" style:font-size-asian="16pt" style:font-weight-asian="bold" style:font-name-complex="Liberation Mono" style:font-size-complex="16pt" style:font-weight-complex="bold"/>
    </style:style>
    <style:style style:name="T7" style:family="text">
      <style:text-properties style:font-name="Liberation Sans" fo:font-style="normal" style:text-underline-style="none" officeooo:rsid="00f85168"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0ef1276"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0ff8d45"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030806"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0cdf6be"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0d4e89b"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0da7105"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0944be"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0980f2"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0b3a7c"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0d5f0a8" fo:background-color="transparent" loext:char-shading-value="0"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0f060c8"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005c43"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0bd0bf4"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04b462a"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0b9cc69"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0f51e3e"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0e307b6"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0b05fed"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0fb7a0c"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0640cd"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07b1ba"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0c8510"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0e288d"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0ea07f"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03e7444" fo:background-color="transparent" loext:char-shading-value="0" style:font-style-asian="normal" style:font-style-complex="normal"/>
    </style:style>
    <style:style style:name="T33" style:family="text">
      <style:text-properties style:font-name="Liberation Sans" fo:font-style="normal" style:text-underline-style="none" officeooo:rsid="004b462a" fo:background-color="transparent" loext:char-shading-value="0" style:font-style-asian="normal" style:font-style-complex="normal"/>
    </style:style>
    <style:style style:name="T34" style:family="text">
      <style:text-properties style:font-name="Liberation Sans" fo:font-style="normal" style:text-underline-style="none" officeooo:rsid="00e307b6" fo:background-color="transparent" loext:char-shading-value="0" style:font-style-asian="normal" style:font-style-complex="normal"/>
    </style:style>
    <style:style style:name="T35" style:family="text">
      <style:text-properties style:font-name="Liberation Sans" fo:font-style="normal" style:text-underline-style="none" officeooo:rsid="00083d4b" fo:background-color="transparent" loext:char-shading-value="0" style:font-style-asian="normal" style:font-style-complex="normal"/>
    </style:style>
    <style:style style:name="T36" style:family="text">
      <style:text-properties style:font-name="Liberation Sans" fo:font-style="normal" style:text-underline-style="none" officeooo:rsid="010e288d" fo:background-color="transparent" loext:char-shading-value="0" style:font-style-asian="normal" style:font-style-complex="normal"/>
    </style:style>
    <style:style style:name="T37" style:family="text">
      <style:text-properties officeooo:rsid="000dd66a"/>
    </style:style>
    <style:style style:name="T38" style:family="text">
      <style:text-properties officeooo:rsid="00697aa2"/>
    </style:style>
    <style:style style:name="T39" style:family="text">
      <style:text-properties officeooo:rsid="0101fa77"/>
    </style:style>
    <style:style style:name="T40" style:family="text">
      <style:text-properties officeooo:rsid="010640cd"/>
    </style:style>
    <style:style style:name="T41" style:family="text">
      <style:text-properties officeooo:rsid="010944be"/>
    </style:style>
    <style:style style:name="T42" style:family="text">
      <style:text-properties officeooo:rsid="010c8510"/>
    </style:style>
    <style:style style:name="T43" style:family="text">
      <style:text-properties officeooo:rsid="010e288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5"><text:span text:style-name="T6">11</text:span><text:span text:style-name="T5">th</text:span><text:span text:style-name="T4"> </text:span><text:span text:style-name="T6">September</text:span><text:span text:style-name="T1"> 20</text:span><text:span text:style-name="T2">2</text:span><text:span text:style-name="T3">2</text:span></text:p>
      <text:p text:style-name="P7"><text:span text:style-name="T41">Dan</text:span> <text:span text:style-name="T39">2</text:span>:<text:span text:style-name="T41">20-2</text:span>1</text:p>
      <text:p text:style-name="P20">Praise be to the name of God for ever and ever; wisdom and power are his.</text:p>
      <text:p text:style-name="P20">He changes times and seasons; he deposes kings and raises up others</text:p>
      <text:p text:style-name="P19">He gives wisdom to the wise and knowledge to the discerning.</text:p>
      <text:p text:style-name="P6"/>
      <text:p text:style-name="P8">Thanks to God</text:p>
      <text:p text:style-name="P18"><text:span text:style-name="T7">Heavenly Father</text:span><text:span text:style-name="T8">, </text:span><text:span text:style-name="T9">we </text:span><text:span text:style-name="T10">come </text:span><text:span text:style-name="T14">before You</text:span><text:span text:style-name="T9"> </text:span><text:span text:style-name="T10">today, </text:span><text:span text:style-name="T15">praising You</text:span><text:span text:style-name="T10"> </text:span><text:span text:style-name="T15">because</text:span><text:span text:style-name="T10"> You are the </text:span><text:span text:style-name="T14">all-wise, all-powerful </text:span><text:span text:style-name="T10">God of Creation. </text:span><text:span text:style-name="T15">Y</text:span><text:span text:style-name="T10">et, </text:span><text:span text:style-name="T15">we marvel that Jesus came to this earth humbly</text:span><text:span text:style-name="T10">, </text:span><text:span text:style-name="T15">to do Your will, not His own. As we have just read from Your Word, He gave us an example of humility by washing His disciples’ feet</text:span><text:span text:style-name="T10">. </text:span><text:span text:style-name="T15">Then He</text:span><text:span text:style-name="T10"> </text:span><text:span text:style-name="T15">secured for us Your </text:span><text:span text:style-name="T10">grace, mercy and peace </text:span><text:span text:style-name="T15">through </text:span><text:span text:style-name="T10">His death on the Cross and His resurrection.</text:span></text:p>
      <text:p text:style-name="P15"/>
      <text:p text:style-name="P11"><text:span text:style-name="T8">We </text:span><text:span text:style-name="T7">thank</text:span><text:span text:style-name="T8"> You </text:span><text:span text:style-name="T9">that </text:span><text:span text:style-name="T15">today we celebrate the Supper as a remembrance of </text:span><text:span text:style-name="T9">Your love </text:span><text:span text:style-name="T15">and we rejoice in the fact that we welcome so many into full membership of this congregation</text:span><text:span text:style-name="T9">.</text:span></text:p>
      <text:p text:style-name="P2"/>
      <text:p text:style-name="P10">The Wide World...<text:span text:style-name="T37"> a</text:span>nd <text:span text:style-name="T38">in </text:span>the wider Church</text:p>
      <text:p text:style-name="P14"><text:span text:style-name="T11">I</text:span><text:span text:style-name="T12">n the wider world </text:span><text:span text:style-name="T13">w</text:span><text:span text:style-name="T11">e thank </text:span><text:span text:style-name="T16">Y</text:span><text:span text:style-name="T11">ou for the long life of </text:span><text:span text:style-name="T16">Y</text:span><text:span text:style-name="T11">our servant, Her Majesty Queen Elizabeth II. Thank </text:span><text:span text:style-name="T16">Y</text:span><text:span text:style-name="T11">ou that throughout her life, her hope in </text:span><text:span text:style-name="T16">Y</text:span><text:span text:style-name="T11">ou remained steadfast, as the true King </text:span><text:span text:style-name="T16">W</text:span><text:span text:style-name="T11">ho remains the same yesterday, today and forever. Comfort all who mourn her death: her family, her subjects, and all who admired and respected her.</text:span></text:p>
      <text:p text:style-name="P16"/>
      <text:p text:style-name="P17">We also pray for our new earthly sovereign, Charles III. Grant him great wisdom and humility as king. May he know that he submits to a higher authority, that You are the one "who changes times and seasons; You remove kings and set up kings" as Daniel reminds us. May we all keep our eyes fixed on You as the source of all hope and comfort in these times of change, as the One who "will reign forever... to all generations."</text:p>
      <text:p text:style-name="P17"/>
      <text:p text:style-name="P9">Ashburton</text:p>
      <text:p text:style-name="P12"><text:span text:style-name="T17">W</text:span><text:span text:style-name="T18">e </text:span><text:span text:style-name="T29">continue to pray for the Revitalization program as we work</text:span><text:span text:style-name="T27"> to see our calling, our vision take shape, so that </text:span><text:span text:style-name="T29">we can be a more effective channel for Your grace and mercy to reach</text:span><text:span text:style-name="T27"> this community. </text:span><text:span text:style-name="T29">We aim not to keep this secret to ourselves, but we want others to</text:span><text:span text:style-name="T27"> see </text:span><text:span text:style-name="T29">and know for th</text:span><text:span text:style-name="T31">e</text:span><text:span text:style-name="T29">mselves</text:span><text:span text:style-name="T27"> that You are truly the God Who cares for His people.</text:span></text:p>
      <text:p text:style-name="P3"/>
      <text:p text:style-name="P4">We pray for those among us who need Your healing hand, especially remembering Diane <text:span text:style-name="T40">and her heart condition</text:span> and Shiun’<text:span text:style-name="T40">s slow recovery</text:span>. <text:span text:style-name="T40">We pray also for </text:span><text:span text:style-name="T42">John McKenzie who has tested positive for Covid, even as we acknowledge that generally the virus has abated significantly. We give thanks also that </text:span><text:span text:style-name="T40">Margaret Sanders in the UK </text:span><text:span text:style-name="T42">has enjoyed</text:span><text:span text:style-name="T40"> her visits to family, and that all her travels </text:span><text:span text:style-name="T43">have</text:span><text:span text:style-name="T40"> be</text:span><text:span text:style-name="T43">en</text:span><text:span text:style-name="T40"> safe </text:span><text:span text:style-name="T43">and uneventful</text:span><text:span text:style-name="T40">.</text:span></text:p>
      <text:p text:style-name="P4"/>
      <text:p text:style-name="P13"><text:span text:style-name="T20">And now w</text:span><text:span text:style-name="T32">e pray for </text:span><text:span text:style-name="T19">Barry</text:span><text:span text:style-name="T32"> as he preach</text:span><text:span text:style-name="T21">es </text:span><text:span text:style-name="T22">today.</text:span><text:span text:style-name="T21"> </text:span><text:span text:style-name="T30">May he expound clearly</text:span><text:span text:style-name="T23"> Your Word </text:span><text:span text:style-name="T30">so that we </text:span><text:span text:style-name="T19">grow in our undertanding of the church and our place in Your work here</text:span><text:span text:style-name="T23">. </text:span><text:span text:style-name="T28">This we </text:span><text:span text:style-name="T24">pray </text:span><text:span text:style-name="T25">in </text:span><text:span text:style-name="T24">th</text:span><text:span text:style-name="T25">e Name </text:span><text:span text:style-name="T24">of </text:span><text:span text:style-name="T28">our Lord </text:span><text:span text:style-name="T24">Jesus</text:span><text:span text:style-name="T33">, </text:span><text:span text:style-name="T36">our humble King of Kings, for</text:span><text:span text:style-name="T23"> Whose Kingdom we work </text:span><text:span text:style-name="T26">in the strength You give us</text:span><text:span text:style-name="T34">,</text:span><text:span text:style-name="T35"> Am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2-09-10T20:58:09.492515075</dc:date>
    <meta:editing-duration>PT9H43M34S</meta:editing-duration>
    <meta:editing-cycles>113</meta:editing-cycles>
    <meta:generator>LibreOffice/7.3.5.2$Linux_X86_64 LibreOffice_project/30$Build-2</meta:generator>
    <meta:print-date>2022-09-10T20:55:13.981674400</meta:print-date>
    <meta:document-statistic meta:table-count="0" meta:image-count="0" meta:object-count="0" meta:page-count="1" meta:paragraph-count="16" meta:word-count="508" meta:character-count="2719" meta:non-whitespace-character-count="2227"/>
  </office:meta>
</office:document-meta>
</file>